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E0000011E2C47469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auto-grow-width="true" fo:min-height="0.23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5.5pt" style:font-size-asian="5.5pt" style:font-size-complex="5.5pt"/>
    </style:style>
    <style:style style:name="P2" style:family="paragraph">
      <style:paragraph-properties fo:text-align="center"/>
    </style:style>
    <style:style style:name="T1" style:family="text">
      <style:text-properties fo:font-size="5.5pt" style:font-size-asian="5.5pt" style:font-size-complex="5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913cm" svg:height="0.481cm" svg:x="14.977cm" svg:y="4.397cm">
            <draw:text-box>
              <text:p><text:span text:style-name="T1">www.instructables.com/id/Bluetooth-Police-Beacon</text:span></text:p>
            </draw:text-box>
          </draw:frame>
          <draw:custom-shape draw:style-name="gr2" draw:text-style-name="P2" draw:layer="layout" svg:width="5cm" svg:height="3.5cm" svg:x="14.933cm" svg:y="1.57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779cm" svg:height="1.773cm" svg:x="15.277cm" svg:y="2.439cm">
            <draw:image xlink:href="Pictures/100000000000011E0000011E2C474695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scal Bauermeister</meta:initial-creator>
    <meta:creation-date>2015-08-18T07:46:38.135945090</meta:creation-date>
    <dc:date>2015-08-18T08:41:41.409646379</dc:date>
    <dc:creator>Pascal Bauermeister</dc:creator>
    <meta:editing-duration>PT40M30S</meta:editing-duration>
    <meta:editing-cycles>4</meta:editing-cycles>
    <meta:generator>LibreOffice/4.2.7.2$Linux_X86_64 LibreOffice_project/420m0$Build-2</meta:generator>
    <meta:printed-by>Pascal Bauermeister</meta:printed-by>
    <meta:print-date>2015-08-18T08:22:35.182799509</meta:print-date>
    <meta:document-statistic meta:object-count="4"/>
  </office:meta>
</office:document-meta>
</file>